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ata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A</text:p>
          </table:table-cell>
          <table:table-cell table:number-columns-repeated="6"/>
        </table:table-row>
        <table:table-row table:style-name="ro1">
          <table:table-cell office:value-type="string">
            <text:p>MYPA001</text:p>
          </table:table-cell>
          <table:table-cell office:value-type="string">
            <text:p>Unicorn</text:p>
          </table:table-cell>
          <table:table-cell office:value-type="string">
            <text:p>Straight to the Point</text:p>
          </table:table-cell>
          <table:table-cell office:value-type="string">
            <text:p>Paleontology</text:p>
          </table:table-cell>
          <table:table-cell office:value-type="string">
            <text:p>Paleontology Mythic Cards</text:p>
          </table:table-cell>
          <table:table-cell office:value-type="string">
            <text:p>Myth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7">
            <text:p>7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7">
            <text:p>7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2</text:p>
          </table:table-cell>
          <table:table-cell office:value-type="string">
            <text:p>Albert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5</text:p>
          </table:table-cell>
          <table:table-cell office:value-type="string">
            <text:p>Woolly Mammoth</text:p>
          </table:table-cell>
          <table:table-cell office:value-type="string">
            <text:p>Mammoth Undertaking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3">
            <text:p>83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power</text:p>
          </table:table-cell>
          <table:table-cell office:value-type="string">
            <text:p>&gt;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8</text:p>
          </table:table-cell>
          <table:table-cell office:value-type="string">
            <text:p>Sinocalliopteryx</text:p>
          </table:table-cell>
          <table:table-cell office:value-type="string">
            <text:p>Feeding Tim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5">
            <text:p>5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3-08">08/03/2026</text:date>, <text:time>12:15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cil La</meta:initial-creator>
    <meta:creation-date>2026-02-28T20:29:49.65</meta:creation-date>
    <dc:date>2026-03-08T12:15:14.93</dc:date>
    <dc:creator>Cecil La</dc:creator>
    <meta:editing-duration>PT57M19S</meta:editing-duration>
    <meta:editing-cycles>8</meta:editing-cycles>
    <meta:generator>OpenOffice/4.1.14$Win32 OpenOffice.org_project/4114m1$Build-9811</meta:generator>
    <meta:document-statistic meta:table-count="1" meta:cell-count="83" meta:object-count="0"/>
  </office:meta>
</office:document-meta>
</file>